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9752in"/>
    </style:style>
    <style:style style:name="co2" style:family="table-column">
      <style:table-column-properties fo:break-before="auto" style:column-width="3.1126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opalnia DATASIZE 200 KNN 2 distanceAlgorithm PROBABILITY Algorithms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5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6.3157894736842">
            <text:p>26.32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6,7,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6,7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5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6.3157894736842">
            <text:p>26.32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6,7,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5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6.3157894736842">
            <text:p>26.32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6,7,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5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6.3157894736842">
            <text:p>26.32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6,7,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5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6.3157894736842">
            <text:p>26.32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6,7,2,20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opalnia DATASIZE 200 KNN 2 distanceAlgorithm PROBABILITY Algorithms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5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6.3157894736842">
            <text:p>26.32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6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5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6.3157894736842">
            <text:p>26.32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6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5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6.3157894736842">
            <text:p>26.32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6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5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6.3157894736842">
            <text:p>26.32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6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5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6.3157894736842">
            <text:p>26.32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6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5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6.3157894736842">
            <text:p>26.32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6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5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6.3157894736842">
            <text:p>26.32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6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5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6.3157894736842">
            <text:p>26.32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6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5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6.3157894736842">
            <text:p>26.32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6,18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5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6.3157894736842">
            <text:p>26.32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6,18,19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21:18:03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